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0.972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6"/>
        <table:table-column table:style-name="co7" table:default-cell-style-name="ce8"/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Img1_with_perspective</text:p>
          </table:table-cell>
          <table:covered-table-cell table:number-columns-repeated="6" table:style-name="ce5"/>
        </table:table-row>
        <table:table-row table:style-name="ro2">
          <table:table-cell table:number-columns-repeated="2"/>
          <table:table-cell table:style-name="ce2" office:value-type="string" calcext:value-type="string">
            <text:p>Object Name</text:p>
          </table:table-cell>
          <table:table-cell table:style-name="ce2" office:value-type="string" calcext:value-type="string">
            <text:p>AH (cm)</text:p>
          </table:table-cell>
          <table:table-cell table:style-name="ce2" office:value-type="string" calcext:value-type="string">
            <text:p>PH (cm)</text:p>
          </table:table-cell>
          <table:table-cell table:style-name="ce2" office:value-type="string" calcext:value-type="string">
            <text:p>AW (cm)</text:p>
          </table:table-cell>
          <table:table-cell table:style-name="ce2" office:value-type="string" calcext:value-type="string">
            <text:p>PW (cm)</text:p>
          </table:table-cell>
          <table:table-cell table:style-name="ce2" office:value-type="string" calcext:value-type="string">
            <text:p>Avg. Accuracy (%)</text:p>
          </table:table-cell>
          <table:table-cell table:style-name="ce2" office:value-type="string" calcext:value-type="string">
            <text:p>Percent Error (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rter Coin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(IF([.D5]&lt;[.E5];[.D5]/[.E5];[.E5]/[.D5]) + IF([.F5]&lt;[.G5];[.F5]/[.G5];[.G5]/[.F5]))/2*100" office:value-type="float" office:value="97.9166666666667" calcext:value-type="float">
            <text:p>97.92</text:p>
          </table:table-cell>
          <table:table-cell table:formula="of:=((([.E5]-[.D5])/[.D5])+(([.G5]-[.F5])/[.F5]))/2*100" office:value-type="float" office:value="-2.08333333333334" calcext:value-type="float">
            <text:p>-2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ple Box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6.9" calcext:value-type="float">
            <text:p>6.9</text:p>
          </table:table-cell>
          <table:table-cell office:value-type="float" office:value="7.6" calcext:value-type="float">
            <text:p>7.6</text:p>
          </table:table-cell>
          <table:table-cell table:formula="of:=(IF([.D6]&lt;[.E6];[.D6]/[.E6];[.E6]/[.D6]) + IF([.F6]&lt;[.G6];[.F6]/[.G6];[.G6]/[.F6]))/2*100" office:value-type="float" office:value="90.7072368421053" calcext:value-type="float">
            <text:p>90.71</text:p>
          </table:table-cell>
          <table:table-cell table:formula="of:=((([.E6]-[.D6])/[.D6])+(([.G6]-[.F6])/[.F6]))/2*100" office:value-type="float" office:value="10.2448775612194" calcext:value-type="float">
            <text:p>10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table:formula="of:=(IF([.D7]&lt;[.E7];[.D7]/[.E7];[.E7]/[.D7]) + IF([.F7]&lt;[.G7];[.F7]/[.G7];[.G7]/[.F7]))/2*100" office:value-type="float" office:value="88.9455782312925" calcext:value-type="float">
            <text:p>88.95</text:p>
          </table:table-cell>
          <table:table-cell table:formula="of:=((([.E7]-[.D7])/[.D7])+(([.G7]-[.F7])/[.F7]))/2*100" office:value-type="float" office:value="13.9788293897883" calcext:value-type="float">
            <text:p>13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p Gel Jar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table:formula="of:=(IF([.D8]&lt;[.E8];[.D8]/[.E8];[.E8]/[.D8]) + IF([.F8]&lt;[.G8];[.F8]/[.G8];[.G8]/[.F8]))/2*100" office:value-type="float" office:value="91.5674603174603" calcext:value-type="float">
            <text:p>91.57</text:p>
          </table:table-cell>
          <table:table-cell table:formula="of:=((([.E8]-[.D8])/[.D8])+(([.G8]-[.F8])/[.F8]))/2*100" office:value-type="float" office:value="9.23076923076923" calcext:value-type="float">
            <text:p>9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bber Eraser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table:formula="of:=(IF([.D9]&lt;[.E9];[.D9]/[.E9];[.E9]/[.D9]) + IF([.F9]&lt;[.G9];[.F9]/[.G9];[.G9]/[.F9]))/2*100" office:value-type="float" office:value="91.772920461445" calcext:value-type="float">
            <text:p>91.77</text:p>
          </table:table-cell>
          <table:table-cell table:formula="of:=((([.E9]-[.D9])/[.D9])+(([.G9]-[.F9])/[.F9]))/2*100" office:value-type="float" office:value="9.52898550724638" calcext:value-type="float">
            <text:p>9.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Img1_without_perspective</text:p>
          </table:table-cell>
          <table:covered-table-cell table:number-columns-repeated="6" table:style-name="Default"/>
        </table:table-row>
        <table:table-row table:style-name="ro3">
          <table:table-cell table:number-columns-repeated="2"/>
          <table:table-cell table:style-name="ce2" office:value-type="string" calcext:value-type="string">
            <text:p>Object Name</text:p>
          </table:table-cell>
          <table:table-cell table:style-name="ce2" office:value-type="string" calcext:value-type="string">
            <text:p>AH (cm)</text:p>
          </table:table-cell>
          <table:table-cell table:style-name="ce2" office:value-type="string" calcext:value-type="string">
            <text:p>PH (cm)</text:p>
          </table:table-cell>
          <table:table-cell table:style-name="ce2" office:value-type="string" calcext:value-type="string">
            <text:p>AW (cm)</text:p>
          </table:table-cell>
          <table:table-cell table:style-name="ce2" office:value-type="string" calcext:value-type="string">
            <text:p>PW (cm)</text:p>
          </table:table-cell>
          <table:table-cell table:style-name="ce2" office:value-type="string" calcext:value-type="string">
            <text:p>Avg. Accuracy (%)</text:p>
          </table:table-cell>
          <table:table-cell table:style-name="ce2" office:value-type="string" calcext:value-type="string">
            <text:p>Percent Error (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rter Coin</text:p>
          </table:table-cell>
          <table:table-cell table:number-columns-repeated="4" office:value-type="float" office:value="2.4" calcext:value-type="float">
            <text:p>2.4</text:p>
          </table:table-cell>
          <table:table-cell table:formula="of:=(IF([.D12]&lt;[.E12];[.D12]/[.E12];[.E12]/[.D12]) + IF([.F12]&lt;[.G12];[.F12]/[.G12];[.G12]/[.F12]))/2*100" office:value-type="float" office:value="100" calcext:value-type="float">
            <text:p>100.00</text:p>
          </table:table-cell>
          <table:table-cell table:formula="of:=((([.E12]-[.D12])/[.D12])+(([.G12]-[.F12])/[.F12]))/2*100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ple Box</text:p>
          </table:table-cell>
          <table:table-cell office:value-type="float" office:value="2.8" calcext:value-type="float">
            <text:p>2.8</text:p>
          </table:table-cell>
          <table:table-cell office:value-type="float" office:value="4.3" calcext:value-type="float">
            <text:p>4.3</text:p>
          </table:table-cell>
          <table:table-cell office:value-type="float" office:value="6.9" calcext:value-type="float">
            <text:p>6.9</text:p>
          </table:table-cell>
          <table:table-cell office:value-type="float" office:value="8.1" calcext:value-type="float">
            <text:p>8.1</text:p>
          </table:table-cell>
          <table:table-cell table:formula="of:=(IF([.D13]&lt;[.E13];[.D13]/[.E13];[.E13]/[.D13]) + IF([.F13]&lt;[.G13];[.F13]/[.G13];[.G13]/[.F13]))/2*100" office:value-type="float" office:value="75.1507321274763" calcext:value-type="float">
            <text:p>75.15</text:p>
          </table:table-cell>
          <table:table-cell table:formula="of:=((([.E13]-[.D13])/[.D13])+(([.G13]-[.F13])/[.F13]))/2*100" office:value-type="float" office:value="35.4813664596273" calcext:value-type="float">
            <text:p>35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table:formula="of:=(IF([.D14]&lt;[.E14];[.D14]/[.E14];[.E14]/[.D14]) + IF([.F14]&lt;[.G14];[.F14]/[.G14];[.G14]/[.F14]))/2*100" office:value-type="float" office:value="80.0653594771242" calcext:value-type="float">
            <text:p>80.07</text:p>
          </table:table-cell>
          <table:table-cell table:formula="of:=((([.E14]-[.D14])/[.D14])+(([.G14]-[.F14])/[.F14]))/2*100" office:value-type="float" office:value="29.6699875466999" calcext:value-type="float">
            <text:p>29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p Gel Jar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table:formula="of:=(IF([.D15]&lt;[.E15];[.D15]/[.E15];[.E15]/[.D15]) + IF([.F15]&lt;[.G15];[.F15]/[.G15];[.G15]/[.F15]))/2*100" office:value-type="float" office:value="94.2226890756303" calcext:value-type="float">
            <text:p>94.22</text:p>
          </table:table-cell>
          <table:table-cell table:formula="of:=((([.E15]-[.D15])/[.D15])+(([.G15]-[.F15])/[.F15]))/2*100" office:value-type="float" office:value="6.15384615384615" calcext:value-type="float">
            <text:p>6.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bber Eraser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table:formula="of:=(IF([.D16]&lt;[.E16];[.D16]/[.E16];[.E16]/[.D16]) + IF([.F16]&lt;[.G16];[.F16]/[.G16];[.G16]/[.F16]))/2*100" office:value-type="float" office:value="86.7204301075269" calcext:value-type="float">
            <text:p>86.72</text:p>
          </table:table-cell>
          <table:table-cell table:formula="of:=((([.E16]-[.D16])/[.D16])+(([.G16]-[.F16])/[.F16]))/2*100" office:value-type="float" office:value="16.8840579710145" calcext:value-type="float">
            <text:p>16.8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Img2_with_perspective</text:p>
          </table:table-cell>
          <table:covered-table-cell table:number-columns-repeated="6" table:style-name="ce5"/>
        </table:table-row>
        <table:table-row table:style-name="ro3">
          <table:table-cell table:number-columns-repeated="2"/>
          <table:table-cell table:style-name="ce2" office:value-type="string" calcext:value-type="string">
            <text:p>Object Name</text:p>
          </table:table-cell>
          <table:table-cell table:style-name="ce2" office:value-type="string" calcext:value-type="string">
            <text:p>AH (cm)</text:p>
          </table:table-cell>
          <table:table-cell table:style-name="ce2" office:value-type="string" calcext:value-type="string">
            <text:p>PH (cm)</text:p>
          </table:table-cell>
          <table:table-cell table:style-name="ce2" office:value-type="string" calcext:value-type="string">
            <text:p>AW (cm)</text:p>
          </table:table-cell>
          <table:table-cell table:style-name="ce2" office:value-type="string" calcext:value-type="string">
            <text:p>PW (cm)</text:p>
          </table:table-cell>
          <table:table-cell table:style-name="ce2" office:value-type="string" calcext:value-type="string">
            <text:p>Avg. Accuracy (%)</text:p>
          </table:table-cell>
          <table:table-cell table:style-name="ce2" office:value-type="string" calcext:value-type="string">
            <text:p>Percent Error (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rter Coin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(IF([.D21]&lt;[.E21];[.D21]/[.E21];[.E21]/[.D21]) + IF([.F21]&lt;[.G21];[.F21]/[.G21];[.G21]/[.F21]))/2*100" office:value-type="float" office:value="95.8333333333333" calcext:value-type="float">
            <text:p>95.83</text:p>
          </table:table-cell>
          <table:table-cell table:formula="of:=((([.E21]-[.D21])/[.D21])+(([.G21]-[.F21])/[.F21]))/2*100" office:value-type="float" office:value="-4.16666666666666" calcext:value-type="float">
            <text:p>-4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nie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table:formula="of:=(IF([.D22]&lt;[.E22];[.D22]/[.E22];[.E22]/[.D22]) + IF([.F22]&lt;[.G22];[.F22]/[.G22];[.G22]/[.F22]))/2*100" office:value-type="float" office:value="94.7044334975369" calcext:value-type="float">
            <text:p>94.70</text:p>
          </table:table-cell>
          <table:table-cell table:formula="of:=((([.E22]-[.D22])/[.D22])+(([.G22]-[.F22])/[.F22]))/2*100" office:value-type="float" office:value="-1.78571428571428" calcext:value-type="float">
            <text:p>-1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me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(IF([.D23]&lt;[.E23];[.D23]/[.E23];[.E23]/[.D23]) + IF([.F23]&lt;[.G23];[.F23]/[.G23];[.G23]/[.F23]))/2*100" office:value-type="float" office:value="92.2222222222222" calcext:value-type="float">
            <text:p>92.22</text:p>
          </table:table-cell>
          <table:table-cell table:formula="of:=((([.E23]-[.D23])/[.D23])+(([.G23]-[.F23])/[.F23]))/2*100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onie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7" calcext:value-type="float">
            <text:p>2.7</text:p>
          </table:table-cell>
          <table:table-cell table:formula="of:=(IF([.D24]&lt;[.E24];[.D24]/[.E24];[.E24]/[.D24]) + IF([.F24]&lt;[.G24];[.F24]/[.G24];[.G24]/[.F24]))/2*100" office:value-type="float" office:value="98.1481481481481" calcext:value-type="float">
            <text:p>98.15</text:p>
          </table:table-cell>
          <table:table-cell table:formula="of:=((([.E24]-[.D24])/[.D24])+(([.G24]-[.F24])/[.F24]))/2*100" office:value-type="float" office:value="-1.85185185185185" calcext:value-type="float">
            <text:p>-1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ge</text:p>
          </table:table-cell>
          <table:table-cell table:number-columns-repeated="3"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table:formula="of:=(IF([.D25]&lt;[.E25];[.D25]/[.E25];[.E25]/[.D25]) + IF([.F25]&lt;[.G25];[.F25]/[.G25];[.G25]/[.F25]))/2*100" office:value-type="float" office:value="98.6842105263158" calcext:value-type="float">
            <text:p>98.68</text:p>
          </table:table-cell>
          <table:table-cell table:formula="of:=((([.E25]-[.D25])/[.D25])+(([.G25]-[.F25])/[.F25]))/2*100" office:value-type="float" office:value="1.35135135135135" calcext:value-type="float">
            <text:p>1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ne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IF([.D26]&lt;[.E26];[.D26]/[.E26];[.E26]/[.D26]) + IF([.F26]&lt;[.G26];[.F26]/[.G26];[.G26]/[.F26]))/2*100" office:value-type="float" office:value="98.1481481481481" calcext:value-type="float">
            <text:p>98.15</text:p>
          </table:table-cell>
          <table:table-cell table:formula="of:=((([.E26]-[.D26])/[.D26])+(([.G26]-[.F26])/[.F26]))/2*100" office:value-type="float" office:value="1.92307692307692" calcext:value-type="float">
            <text:p>1.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Img2_without_perspective</text:p>
          </table:table-cell>
          <table:covered-table-cell table:number-columns-repeated="6" table:style-name="Default"/>
        </table:table-row>
        <table:table-row table:style-name="ro3">
          <table:table-cell table:number-columns-repeated="2"/>
          <table:table-cell table:style-name="ce2" office:value-type="string" calcext:value-type="string">
            <text:p>Object Name</text:p>
          </table:table-cell>
          <table:table-cell table:style-name="ce2" office:value-type="string" calcext:value-type="string">
            <text:p>AH (cm)</text:p>
          </table:table-cell>
          <table:table-cell table:style-name="ce2" office:value-type="string" calcext:value-type="string">
            <text:p>PH (cm)</text:p>
          </table:table-cell>
          <table:table-cell table:style-name="ce2" office:value-type="string" calcext:value-type="string">
            <text:p>AW (cm)</text:p>
          </table:table-cell>
          <table:table-cell table:style-name="ce2" office:value-type="string" calcext:value-type="string">
            <text:p>PW (cm)</text:p>
          </table:table-cell>
          <table:table-cell table:style-name="ce2" office:value-type="string" calcext:value-type="string">
            <text:p>Avg. Accuracy (%)</text:p>
          </table:table-cell>
          <table:table-cell table:style-name="ce2" office:value-type="string" calcext:value-type="string">
            <text:p>Percent Error (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rter Coin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(IF([.D29]&lt;[.E29];[.D29]/[.E29];[.E29]/[.D29]) + IF([.F29]&lt;[.G29];[.F29]/[.G29];[.G29]/[.F29]))/2*100" office:value-type="float" office:value="95.8333333333333" calcext:value-type="float">
            <text:p>95.83</text:p>
          </table:table-cell>
          <table:table-cell table:formula="of:=((([.E29]-[.D29])/[.D29])+(([.G29]-[.F29])/[.F29]))/2*100" office:value-type="float" office:value="-4.16666666666666" calcext:value-type="float">
            <text:p>-4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nie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table:formula="of:=(IF([.D30]&lt;[.E30];[.D30]/[.E30];[.E30]/[.D30]) + IF([.F30]&lt;[.G30];[.F30]/[.G30];[.G30]/[.F30]))/2*100" office:value-type="float" office:value="89.2857142857143" calcext:value-type="float">
            <text:p>89.29</text:p>
          </table:table-cell>
          <table:table-cell table:formula="of:=((([.E30]-[.D30])/[.D30])+(([.G30]-[.F30])/[.F30]))/2*100" office:value-type="float" office:value="-10.7142857142857" calcext:value-type="float">
            <text:p>-10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me</text:p>
          </table:table-cell>
          <table:table-cell table:number-columns-repeated="3"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formula="of:=(IF([.D31]&lt;[.E31];[.D31]/[.E31];[.E31]/[.D31]) + IF([.F31]&lt;[.G31];[.F31]/[.G31];[.G31]/[.F31]))/2*100" office:value-type="float" office:value="97.3684210526316" calcext:value-type="float">
            <text:p>97.37</text:p>
          </table:table-cell>
          <table:table-cell table:formula="of:=((([.E31]-[.D31])/[.D31])+(([.G31]-[.F31])/[.F31]))/2*100" office:value-type="float" office:value="2.77777777777777" calcext:value-type="float">
            <text:p>2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onie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table:formula="of:=(IF([.D32]&lt;[.E32];[.D32]/[.E32];[.E32]/[.D32]) + IF([.F32]&lt;[.G32];[.F32]/[.G32];[.G32]/[.F32]))/2*100" office:value-type="float" office:value="92.5925925925926" calcext:value-type="float">
            <text:p>92.59</text:p>
          </table:table-cell>
          <table:table-cell table:formula="of:=((([.E32]-[.D32])/[.D32])+(([.G32]-[.F32])/[.F32]))/2*100" office:value-type="float" office:value="-7.40740740740741" calcext:value-type="float">
            <text:p>-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ge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table:formula="of:=(IF([.D33]&lt;[.E33];[.D33]/[.E33];[.E33]/[.D33]) + IF([.F33]&lt;[.G33];[.F33]/[.G33];[.G33]/[.F33]))/2*100" office:value-type="float" office:value="87.873399715505" calcext:value-type="float">
            <text:p>87.87</text:p>
          </table:table-cell>
          <table:table-cell table:formula="of:=((([.E33]-[.D33])/[.D33])+(([.G33]-[.F33])/[.F33]))/2*100" office:value-type="float" office:value="-9.45945945945947" calcext:value-type="float">
            <text:p>-9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ne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table:formula="of:=(IF([.D34]&lt;[.E34];[.D34]/[.E34];[.E34]/[.D34]) + IF([.F34]&lt;[.G34];[.F34]/[.G34];[.G34]/[.F34]))/2*100" office:value-type="float" office:value="96.1538461538462" calcext:value-type="float">
            <text:p>96.15</text:p>
          </table:table-cell>
          <table:table-cell table:formula="of:=((([.E34]-[.D34])/[.D34])+(([.G34]-[.F34])/[.F34]))/2*100" office:value-type="float" office:value="-3.84615384615385" calcext:value-type="float">
            <text:p>-3.8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Img3_with_perspective</text:p>
          </table:table-cell>
          <table:covered-table-cell table:number-columns-repeated="6" table:style-name="ce5"/>
        </table:table-row>
        <table:table-row table:style-name="ro3">
          <table:table-cell table:number-columns-repeated="2"/>
          <table:table-cell table:style-name="ce2" office:value-type="string" calcext:value-type="string">
            <text:p>Object Name</text:p>
          </table:table-cell>
          <table:table-cell table:style-name="ce2" office:value-type="string" calcext:value-type="string">
            <text:p>AH (cm)</text:p>
          </table:table-cell>
          <table:table-cell table:style-name="ce2" office:value-type="string" calcext:value-type="string">
            <text:p>PH (cm)</text:p>
          </table:table-cell>
          <table:table-cell table:style-name="ce2" office:value-type="string" calcext:value-type="string">
            <text:p>AW (cm)</text:p>
          </table:table-cell>
          <table:table-cell table:style-name="ce2" office:value-type="string" calcext:value-type="string">
            <text:p>PW (cm)</text:p>
          </table:table-cell>
          <table:table-cell table:style-name="ce2" office:value-type="string" calcext:value-type="string">
            <text:p>Avg. Accuracy (%)</text:p>
          </table:table-cell>
          <table:table-cell table:style-name="ce2" office:value-type="string" calcext:value-type="string">
            <text:p>Percent Error (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rter Coin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(IF([.D39]&lt;[.E39];[.D39]/[.E39];[.E39]/[.D39]) + IF([.F39]&lt;[.G39];[.F39]/[.G39];[.G39]/[.F39]))/2*100" office:value-type="float" office:value="93.75" calcext:value-type="float">
            <text:p>93.75</text:p>
          </table:table-cell>
          <table:table-cell table:formula="of:=((([.E39]-[.D39])/[.D39])+(([.G39]-[.F39])/[.F39]))/2*100" office:value-type="float" office:value="-6.25" calcext:value-type="float">
            <text:p>-6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tion Tube</text:p>
          </table:table-cell>
          <table:table-cell office:value-type="float" office:value="8.4" calcext:value-type="float">
            <text:p>8.4</text:p>
          </table:table-cell>
          <table:table-cell office:value-type="float" office:value="6.2" calcext:value-type="float">
            <text:p>6.2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table:formula="of:=(IF([.D40]&lt;[.E40];[.D40]/[.E40];[.E40]/[.D40]) + IF([.F40]&lt;[.G40];[.F40]/[.G40];[.G40]/[.F40]))/2*100" office:value-type="float" office:value="82.9047619047619" calcext:value-type="float">
            <text:p>82.90</text:p>
          </table:table-cell>
          <table:table-cell table:formula="of:=((([.E40]-[.D40])/[.D40])+(([.G40]-[.F40])/[.F40]))/2*100" office:value-type="float" office:value="-8.74741200828157" calcext:value-type="float">
            <text:p>-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or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10.5" calcext:value-type="float">
            <text:p>10.5</text:p>
          </table:table-cell>
          <table:table-cell office:value-type="float" office:value="10.8" calcext:value-type="float">
            <text:p>10.8</text:p>
          </table:table-cell>
          <table:table-cell table:formula="of:=(IF([.D41]&lt;[.E41];[.D41]/[.E41];[.E41]/[.D41]) + IF([.F41]&lt;[.G41];[.F41]/[.G41];[.G41]/[.F41]))/2*100" office:value-type="float" office:value="98.6111111111111" calcext:value-type="float">
            <text:p>98.61</text:p>
          </table:table-cell>
          <table:table-cell table:formula="of:=((([.E41]-[.D41])/[.D41])+(([.G41]-[.F41])/[.F41]))/2*100" office:value-type="float" office:value="1.42857142857143" calcext:value-type="float">
            <text:p>1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A Battery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(IF([.D42]&lt;[.E42];[.D42]/[.E42];[.E42]/[.D42]) + IF([.F42]&lt;[.G42];[.F42]/[.G42];[.G42]/[.F42]))/2*100" office:value-type="float" office:value="83.3333333333333" calcext:value-type="float">
            <text:p>83.33</text:p>
          </table:table-cell>
          <table:table-cell table:formula="of:=((([.E42]-[.D42])/[.D42])+(([.G42]-[.F42])/[.F42]))/2*100" office:value-type="float" office:value="-16.6666666666667" calcext:value-type="float">
            <text:p>-16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ne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table:formula="of:=(IF([.D43]&lt;[.E43];[.D43]/[.E43];[.E43]/[.D43]) + IF([.F43]&lt;[.G43];[.F43]/[.G43];[.G43]/[.F43]))/2*100" office:value-type="float" office:value="98.0769230769231" calcext:value-type="float">
            <text:p>98.08</text:p>
          </table:table-cell>
          <table:table-cell table:formula="of:=((([.E43]-[.D43])/[.D43])+(([.G43]-[.F43])/[.F43]))/2*100" office:value-type="float" office:value="-1.92307692307692" calcext:value-type="float">
            <text:p>-1.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Img3_without_perspective</text:p>
          </table:table-cell>
          <table:covered-table-cell table:number-columns-repeated="6" table:style-name="Default"/>
        </table:table-row>
        <table:table-row table:style-name="ro3">
          <table:table-cell table:number-columns-repeated="2"/>
          <table:table-cell table:style-name="ce2" office:value-type="string" calcext:value-type="string">
            <text:p>Object Name</text:p>
          </table:table-cell>
          <table:table-cell table:style-name="ce2" office:value-type="string" calcext:value-type="string">
            <text:p>AH (cm)</text:p>
          </table:table-cell>
          <table:table-cell table:style-name="ce2" office:value-type="string" calcext:value-type="string">
            <text:p>PH (cm)</text:p>
          </table:table-cell>
          <table:table-cell table:style-name="ce2" office:value-type="string" calcext:value-type="string">
            <text:p>AW (cm)</text:p>
          </table:table-cell>
          <table:table-cell table:style-name="ce2" office:value-type="string" calcext:value-type="string">
            <text:p>PW (cm)</text:p>
          </table:table-cell>
          <table:table-cell table:style-name="ce2" office:value-type="string" calcext:value-type="string">
            <text:p>Avg. Accuracy (%)</text:p>
          </table:table-cell>
          <table:table-cell table:style-name="ce2" office:value-type="string" calcext:value-type="string">
            <text:p>Percent Error (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rter Coin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formula="of:=(IF([.D46]&lt;[.E46];[.D46]/[.E46];[.E46]/[.D46]) + IF([.F46]&lt;[.G46];[.F46]/[.G46];[.G46]/[.F46]))/2*100" office:value-type="float" office:value="85.4166666666667" calcext:value-type="float">
            <text:p>85.42</text:p>
          </table:table-cell>
          <table:table-cell table:formula="of:=((([.E46]-[.D46])/[.D46])+(([.G46]-[.F46])/[.F46]))/2*100" office:value-type="float" office:value="-14.5833333333333" calcext:value-type="float">
            <text:p>-14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tion Tube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table:formula="of:=(IF([.D47]&lt;[.E47];[.D47]/[.E47];[.E47]/[.D47]) + IF([.F47]&lt;[.G47];[.F47]/[.G47];[.G47]/[.F47]))/2*100" office:value-type="float" office:value="89.6551724137931" calcext:value-type="float">
            <text:p>89.66</text:p>
          </table:table-cell>
          <table:table-cell table:formula="of:=((([.E47]-[.D47])/[.D47])+(([.G47]-[.F47])/[.F47]))/2*100" office:value-type="float" office:value="13.0434782608696" calcext:value-type="float">
            <text:p>13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or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10.5" calcext:value-type="float">
            <text:p>10.5</text:p>
          </table:table-cell>
          <table:table-cell office:value-type="float" office:value="10.4" calcext:value-type="float">
            <text:p>10.4</text:p>
          </table:table-cell>
          <table:table-cell table:formula="of:=(IF([.D48]&lt;[.E48];[.D48]/[.E48];[.E48]/[.D48]) + IF([.F48]&lt;[.G48];[.F48]/[.G48];[.G48]/[.F48]))/2*100" office:value-type="float" office:value="99.5238095238095" calcext:value-type="float">
            <text:p>99.52</text:p>
          </table:table-cell>
          <table:table-cell table:formula="of:=((([.E48]-[.D48])/[.D48])+(([.G48]-[.F48])/[.F48]))/2*100" office:value-type="float" office:value="-0.476190476190475" calcext:value-type="float">
            <text:p>-0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A Battery</text:p>
          </table:table-cell>
          <table:table-cell office:value-type="float" office:value="4.1" calcext:value-type="float">
            <text:p>4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formula="of:=(IF([.D49]&lt;[.E49];[.D49]/[.E49];[.E49]/[.D49]) + IF([.F49]&lt;[.G49];[.F49]/[.G49];[.G49]/[.F49]))/2*100" office:value-type="float" office:value="75.1219512195122" calcext:value-type="float">
            <text:p>75.12</text:p>
          </table:table-cell>
          <table:table-cell table:formula="of:=((([.E49]-[.D49])/[.D49])+(([.G49]-[.F49])/[.F49]))/2*100" office:value-type="float" office:value="-24.8780487804878" calcext:value-type="float">
            <text:p>-24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ne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table:formula="of:=(IF([.D50]&lt;[.E50];[.D50]/[.E50];[.E50]/[.D50]) + IF([.F50]&lt;[.G50];[.F50]/[.G50];[.G50]/[.F50]))/2*100" office:value-type="float" office:value="84.3076923076923" calcext:value-type="float">
            <text:p>84.31</text:p>
          </table:table-cell>
          <table:table-cell table:formula="of:=((([.E50]-[.D50])/[.D50])+(([.G50]-[.F50])/[.F50]))/2*100" office:value-type="float" office:value="-15.6923076923077" calcext:value-type="float">
            <text:p>-15.69</text:p>
          </table:table-cell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Img4_with_perspective</text:p>
          </table:table-cell>
          <table:covered-table-cell table:number-columns-repeated="6" table:style-name="ce5"/>
        </table:table-row>
        <table:table-row table:style-name="ro3">
          <table:table-cell table:number-columns-repeated="2"/>
          <table:table-cell table:style-name="ce2" office:value-type="string" calcext:value-type="string">
            <text:p>Object Name</text:p>
          </table:table-cell>
          <table:table-cell table:style-name="ce2" office:value-type="string" calcext:value-type="string">
            <text:p>AH (cm)</text:p>
          </table:table-cell>
          <table:table-cell table:style-name="ce2" office:value-type="string" calcext:value-type="string">
            <text:p>PH (cm)</text:p>
          </table:table-cell>
          <table:table-cell table:style-name="ce2" office:value-type="string" calcext:value-type="string">
            <text:p>AW (cm)</text:p>
          </table:table-cell>
          <table:table-cell table:style-name="ce2" office:value-type="string" calcext:value-type="string">
            <text:p>PW (cm)</text:p>
          </table:table-cell>
          <table:table-cell table:style-name="ce2" office:value-type="string" calcext:value-type="string">
            <text:p>Avg. Accuracy (%)</text:p>
          </table:table-cell>
          <table:table-cell table:style-name="ce2" office:value-type="string" calcext:value-type="string">
            <text:p>Percent Error (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rter Coin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(IF([.D54]&lt;[.E54];[.D54]/[.E54];[.E54]/[.D54]) + IF([.F54]&lt;[.G54];[.F54]/[.G54];[.G54]/[.F54]))/2*100" office:value-type="float" office:value="97.9166666666667" calcext:value-type="float">
            <text:p>97.92</text:p>
          </table:table-cell>
          <table:table-cell table:formula="of:=((([.E54]-[.D54])/[.D54])+(([.G54]-[.F54])/[.F54]))/2*100" office:value-type="float" office:value="-2.08333333333334" calcext:value-type="float">
            <text:p>-2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 Box</text:p>
          </table:table-cell>
          <table:table-cell office:value-type="float" office:value="14" calcext:value-type="float">
            <text:p>14</text:p>
          </table:table-cell>
          <table:table-cell office:value-type="float" office:value="15.4" calcext:value-type="float">
            <text:p>15.4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.8</text:p>
          </table:table-cell>
          <table:table-cell table:formula="of:=(IF([.D55]&lt;[.E55];[.D55]/[.E55];[.E55]/[.D55]) + IF([.F55]&lt;[.G55];[.F55]/[.G55];[.G55]/[.F55]))/2*100" office:value-type="float" office:value="86.2708719851577" calcext:value-type="float">
            <text:p>86.27</text:p>
          </table:table-cell>
          <table:table-cell table:formula="of:=((([.E55]-[.D55])/[.D55])+(([.G55]-[.F55])/[.F55]))/2*100" office:value-type="float" office:value="16.25" calcext:value-type="float">
            <text:p>16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 Disk</text:p>
          </table:table-cell>
          <table:table-cell office:value-type="float" office:value="8.1" calcext:value-type="float">
            <text:p>8.1</text:p>
          </table:table-cell>
          <table:table-cell office:value-type="float" office:value="8.3" calcext:value-type="float">
            <text:p>8.3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table:formula="of:=(IF([.D56]&lt;[.E56];[.D56]/[.E56];[.E56]/[.D56]) + IF([.F56]&lt;[.G56];[.F56]/[.G56];[.G56]/[.F56]))/2*100" office:value-type="float" office:value="94.8944715030334" calcext:value-type="float">
            <text:p>94.89</text:p>
          </table:table-cell>
          <table:table-cell table:formula="of:=((([.E56]-[.D56])/[.D56])+(([.G56]-[.F56])/[.F56]))/2*100" office:value-type="float" office:value="5.4653371320038" calcext:value-type="float">
            <text:p>5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e</text:p>
          </table:table-cell>
          <table:table-cell office:value-type="float" office:value="10.5" calcext:value-type="float">
            <text:p>10.5</text:p>
          </table:table-cell>
          <table:table-cell office:value-type="float" office:value="11.7" calcext:value-type="float">
            <text:p>11.7</text:p>
          </table:table-cell>
          <table:table-cell office:value-type="float" office:value="6.1" calcext:value-type="float">
            <text:p>6.1</text:p>
          </table:table-cell>
          <table:table-cell office:value-type="float" office:value="7" calcext:value-type="float">
            <text:p>7</text:p>
          </table:table-cell>
          <table:table-cell table:formula="of:=(IF([.D57]&lt;[.E57];[.D57]/[.E57];[.E57]/[.D57]) + IF([.F57]&lt;[.G57];[.F57]/[.G57];[.G57]/[.F57]))/2*100" office:value-type="float" office:value="88.4432234432235" calcext:value-type="float">
            <text:p>88.44</text:p>
          </table:table-cell>
          <table:table-cell table:formula="of:=((([.E57]-[.D57])/[.D57])+(([.G57]-[.F57])/[.F57]))/2*100" office:value-type="float" office:value="13.0913348946136" calcext:value-type="float">
            <text:p>13.09</text:p>
          </table:table-cell>
        </table:table-row>
        <table:table-row table:style-name="ro1" table:number-rows-repeated="2">
          <table:table-cell table:number-columns-repeated="2"/>
          <table:table-cell table:style-name="ce4" table:number-columns-repeated="5"/>
          <table:table-cell table:style-name="ce7"/>
          <table:table-cell table:style-name="ce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Img4_without_perspective</text:p>
          </table:table-cell>
          <table:covered-table-cell table:number-columns-repeated="6" table:style-name="Default"/>
        </table:table-row>
        <table:table-row table:style-name="ro3">
          <table:table-cell table:number-columns-repeated="2"/>
          <table:table-cell table:style-name="ce2" office:value-type="string" calcext:value-type="string">
            <text:p>Object Name</text:p>
          </table:table-cell>
          <table:table-cell table:style-name="ce2" office:value-type="string" calcext:value-type="string">
            <text:p>AH (cm)</text:p>
          </table:table-cell>
          <table:table-cell table:style-name="ce2" office:value-type="string" calcext:value-type="string">
            <text:p>PH (cm)</text:p>
          </table:table-cell>
          <table:table-cell table:style-name="ce2" office:value-type="string" calcext:value-type="string">
            <text:p>AW (cm)</text:p>
          </table:table-cell>
          <table:table-cell table:style-name="ce2" office:value-type="string" calcext:value-type="string">
            <text:p>PW (cm)</text:p>
          </table:table-cell>
          <table:table-cell table:style-name="ce2" office:value-type="string" calcext:value-type="string">
            <text:p>Avg. Accuracy (%)</text:p>
          </table:table-cell>
          <table:table-cell table:style-name="ce2" office:value-type="string" calcext:value-type="string">
            <text:p>Percent Error (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rter Coin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(IF([.D62]&lt;[.E62];[.D62]/[.E62];[.E62]/[.D62]) + IF([.F62]&lt;[.G62];[.F62]/[.G62];[.G62]/[.F62]))/2*100" office:value-type="float" office:value="97.9166666666667" calcext:value-type="float">
            <text:p>97.92</text:p>
          </table:table-cell>
          <table:table-cell table:formula="of:=((([.E62]-[.D62])/[.D62])+(([.G62]-[.F62])/[.F62]))/2*100" office:value-type="float" office:value="-2.08333333333334" calcext:value-type="float">
            <text:p>-2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 Box</text:p>
          </table:table-cell>
          <table:table-cell office:value-type="float" office:value="14" calcext:value-type="float">
            <text:p>14</text:p>
          </table:table-cell>
          <table:table-cell office:value-type="float" office:value="16.6" calcext:value-type="float">
            <text:p>16.6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.8</text:p>
          </table:table-cell>
          <table:table-cell table:formula="of:=(IF([.D63]&lt;[.E63];[.D63]/[.E63];[.E63]/[.D63]) + IF([.F63]&lt;[.G63];[.F63]/[.G63];[.G63]/[.F63]))/2*100" office:value-type="float" office:value="82.9850012294074" calcext:value-type="float">
            <text:p>82.99</text:p>
          </table:table-cell>
          <table:table-cell table:formula="of:=((([.E63]-[.D63])/[.D63])+(([.G63]-[.F63])/[.F63]))/2*100" office:value-type="float" office:value="20.5357142857143" calcext:value-type="float">
            <text:p>20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 Disk</text:p>
          </table:table-cell>
          <table:table-cell office:value-type="float" office:value="8.1" calcext:value-type="float">
            <text:p>8.1</text:p>
          </table:table-cell>
          <table:table-cell office:value-type="float" office:value="8.4" calcext:value-type="float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.3</text:p>
          </table:table-cell>
          <table:table-cell table:formula="of:=(IF([.D64]&lt;[.E64];[.D64]/[.E64];[.E64]/[.D64]) + IF([.F64]&lt;[.G64];[.F64]/[.G64];[.G64]/[.F64]))/2*100" office:value-type="float" office:value="95.521978021978" calcext:value-type="float">
            <text:p>95.52</text:p>
          </table:table-cell>
          <table:table-cell table:formula="of:=((([.E64]-[.D64])/[.D64])+(([.G64]-[.F64])/[.F64]))/2*100" office:value-type="float" office:value="-0.840455840455833" calcext:value-type="float">
            <text:p>-0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e</text:p>
          </table:table-cell>
          <table:table-cell office:value-type="float" office:value="10.5" calcext:value-type="float">
            <text:p>10.5</text:p>
          </table:table-cell>
          <table:table-cell office:value-type="float" office:value="12.3" calcext:value-type="float">
            <text:p>12.3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table:formula="of:=(IF([.D65]&lt;[.E65];[.D65]/[.E65];[.E65]/[.D65]) + IF([.F65]&lt;[.G65];[.F65]/[.G65];[.G65]/[.F65]))/2*100" office:value-type="float" office:value="79.8780487804878" calcext:value-type="float">
            <text:p>79.88</text:p>
          </table:table-cell>
          <table:table-cell table:formula="of:=((([.E65]-[.D65])/[.D65])+(([.G65]-[.F65])/[.F65]))/2*100" office:value-type="float" office:value="25.7845433255269" calcext:value-type="float">
            <text:p>25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loext:min-decimal-places="2" number:min-integer-digits="1"/>
    </number:number-style>
    <number:number-style style:name="N109">
      <style:text-properties fo:color="#ff0000"/>
      <number:text>-</number:text>
      <number:number number:decimal-places="2" loext:min-decimal-places="2" number:min-integer-digits="1"/>
      <style:map style:condition="value()&gt;=0" style:apply-style-name="N10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1T21:40:18.546287529</meta:creation-date>
    <dc:date>2020-08-01T18:15:01.256490965</dc:date>
    <meta:editing-duration>PT33M33S</meta:editing-duration>
    <meta:editing-cycles>8</meta:editing-cycles>
    <meta:generator>LibreOffice/6.4.5.2$Linux_X86_64 LibreOffice_project/40$Build-2</meta:generator>
    <meta:document-statistic meta:table-count="1" meta:cell-count="344" meta:object-count="0"/>
  </office:meta>
</office:document-meta>
</file>